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office:value-type="float" office:value="7515" calcext:value-type="float">
            <text:p>7515</text:p>
          </table:table-cell>
          <table:table-cell office:value-type="float" office:value="7516" calcext:value-type="float">
            <text:p>7516</text:p>
          </table:table-cell>
          <table:table-cell office:value-type="float" office:value="7517" calcext:value-type="float">
            <text:p>751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WS</text:p>
          </table:table-cell>
          <table:table-cell office:value-type="string" calcext:value-type="string">
            <text:p>JWE</text:p>
          </table:table-cell>
          <table:table-cell office:value-type="string" calcext:value-type="string">
            <text:p>JWK</text:p>
          </table:table-cell>
          <table:table-cell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"alg" (Algorithm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crit" (Critical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cty" (Content Type)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"enc" (Encryption Algorithm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jku" (JWK Set URL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jwk" (JSON Web Key)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"key_ops" (Key Operations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"kid" (Key ID)</text:p>
          </table:table-cell>
          <table:table-cell table:style-name="ce1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"kty" (Key Type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typ" (Type)</text:p>
          </table:table-cell>
          <table:table-cell table:style-name="ce1"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"use" (Public Key Use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"x5c" (X.509 Certificate Chain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"x5t" (X.509 Certificate SHA-1 Thumbprint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"x5t#S256" (X.509 Certificate SHA-256 Thumbprint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"x5u" (X.509 URL)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"zip" (Compression Algorithm)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C16:Sheet1.F3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3:59:03.255670738</meta:creation-date>
    <dc:date>2020-08-16T14:32:14.278495692</dc:date>
    <meta:editing-duration>PT1M50S</meta:editing-duration>
    <meta:editing-cycles>1</meta:editing-cycles>
    <meta:document-statistic meta:table-count="1" meta:cell-count="56" meta:object-count="0"/>
    <meta:generator>LibreOffice/5.2.7.2$Linux_X86_64 LibreOffice_project/20m0$Build-2</meta:generator>
  </office:meta>
</office:document-meta>
</file>